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1" style:family="text">
      <style:text-properties officeooo:rsid="001c84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1">Bruno Tsurushima, 868.</text:span></text:p>
      <text:p text:style-name="Standard"><text:tab/><text:span text:style-name="T1">Lucas José, 878.</text:span></text:p>
      <text:p text:style-name="Standard"><text:tab/></text:p>
      <text:p text:style-name="Standard"><text:tab/><text:span text:style-name="T1">Pretendemos até dia 30 de junho de 2017, definir plataforma e ferramentas utilizadas para criação dos projetos, até dia 30 de agosto de 2017, ter uma versão beta com algumas funcionalidades já prontas, e até o fim do segundo semestre, implementar o resto das funcionalidades do jogo, e corrigir os bugs, e então, deixar onl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6:09:01.687600365</meta:creation-date>
    <dc:date>2017-06-19T16:13:26.006617555</dc:date>
    <meta:editing-duration>PT4M30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4" meta:word-count="61" meta:character-count="369" meta:non-whitespace-character-count="307"/>
  </office:meta>
</office:document-meta>
</file>